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4e987d"/>
    </style:style>
    <style:style style:name="P2" style:family="paragraph" style:parent-style-name="Standard">
      <style:text-properties style:use-window-font-color="true" loext:opacity="0%" style:font-name="Calibri" fo:font-size="11pt" fo:language="fr" fo:country="FR" style:text-underline-style="none" fo:font-weight="normal" style:font-size-asian="11pt" style:font-weight-asian="normal"/>
    </style:style>
    <style:style style:name="P3" style:family="paragraph" style:parent-style-name="Standard">
      <style:paragraph-properties fo:margin-top="0cm" fo:margin-bottom="0.353cm" style:contextual-spacing="false" fo:line-height="100%"/>
    </style:style>
    <style:style style:name="P4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Standard" style:list-style-name="L1"/>
    <style:style style:name="P8" style:family="paragraph" style:parent-style-name="Standard" style:list-style-name="L2">
      <style:text-properties officeooo:paragraph-rsid="004e987d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4">
      <style:text-properties officeooo:paragraph-rsid="005077e1"/>
    </style:style>
    <style:style style:name="P12" style:family="paragraph" style:parent-style-name="Standard" style:list-style-name="L5"/>
    <style:style style:name="P13" style:family="paragraph" style:parent-style-name="Standard" style:list-style-name="L5">
      <style:text-properties officeooo:paragraph-rsid="0055d515"/>
    </style:style>
    <style:style style:name="P14" style:family="paragraph" style:parent-style-name="Standard" style:list-style-name="L5">
      <style:text-properties officeooo:rsid="0055d86d" officeooo:paragraph-rsid="0055d86d"/>
    </style:style>
    <style:style style:name="P15" style:family="paragraph" style:parent-style-name="Standard" style:list-style-name="L5">
      <style:text-properties fo:font-weight="normal" officeooo:rsid="0055d86d" officeooo:paragraph-rsid="0055d86d" style:font-weight-asian="normal" style:font-weight-complex="normal"/>
    </style:style>
    <style:style style:name="T1" style:family="text">
      <style:text-properties officeooo:rsid="004e98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e987d" style:font-weight-asian="bold" style:font-weight-complex="bold"/>
    </style:style>
    <style:style style:name="T4" style:family="text">
      <style:text-properties fo:font-weight="bold" officeooo:rsid="005077e1" style:font-weight-asian="bold" style:font-weight-complex="bold"/>
    </style:style>
    <style:style style:name="T5" style:family="text">
      <style:text-properties fo:font-weight="bold" officeooo:rsid="0055d86d" style:font-weight-asian="bold" style:font-weight-complex="bold"/>
    </style:style>
    <style:style style:name="T6" style:family="text">
      <style:text-properties officeooo:rsid="004f451f"/>
    </style:style>
    <style:style style:name="T7" style:family="text">
      <style:text-properties officeooo:rsid="004fff73"/>
    </style:style>
    <style:style style:name="T8" style:family="text">
      <style:text-properties officeooo:rsid="005077e1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52f196"/>
    </style:style>
    <style:style style:name="T11" style:family="text">
      <style:text-properties officeooo:rsid="00549c98"/>
    </style:style>
    <style:style style:name="T12" style:family="text">
      <style:text-properties officeooo:rsid="0055d515"/>
    </style:style>
    <style:style style:name="T13" style:family="text">
      <style:text-properties officeooo:rsid="0055d86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itle>Les conditions [Jérôme]</text:titl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3179_49679788" text:style-name="Index_20_Link" text:visited-style-name="Index_20_Link">Introduction<text:tab/>1</text:a></text:p>
          <text:p text:style-name="P4"><text:a xlink:type="simple" xlink:href="#__RefHeading___Toc3181_49679788" text:style-name="Index_20_Link" text:visited-style-name="Index_20_Link">Tester une condition avec if<text:tab/>1</text:a></text:p>
          <text:p text:style-name="P5"><text:a xlink:type="simple" xlink:href="#__RefHeading___Toc3183_49679788" text:style-name="Index_20_Link" text:visited-style-name="Index_20_Link">Définition<text:tab/>1</text:a></text:p>
          <text:p text:style-name="P5"><text:a xlink:type="simple" xlink:href="#__RefHeading___Toc3185_49679788" text:style-name="Index_20_Link" text:visited-style-name="Index_20_Link">Principe<text:tab/>1</text:a></text:p>
          <text:p text:style-name="P5"><text:a xlink:type="simple" xlink:href="#__RefHeading___Toc3187_49679788" text:style-name="Index_20_Link" text:visited-style-name="Index_20_Link">Exemple<text:tab/>2</text:a></text:p>
          <text:p text:style-name="P4"><text:a xlink:type="simple" xlink:href="#__RefHeading___Toc3189_49679788" text:style-name="Index_20_Link" text:visited-style-name="Index_20_Link">Tester une condition avec if...else<text:tab/>2</text:a></text:p>
          <text:p text:style-name="P5"><text:a xlink:type="simple" xlink:href="#__RefHeading___Toc3191_49679788" text:style-name="Index_20_Link" text:visited-style-name="Index_20_Link">Définition<text:tab/>2</text:a></text:p>
          <text:p text:style-name="P5"><text:a xlink:type="simple" xlink:href="#__RefHeading___Toc3193_49679788" text:style-name="Index_20_Link" text:visited-style-name="Index_20_Link">Principe<text:tab/>2</text:a></text:p>
          <text:p text:style-name="P5"><text:a xlink:type="simple" xlink:href="#__RefHeading___Toc3195_49679788" text:style-name="Index_20_Link" text:visited-style-name="Index_20_Link">Exemple<text:tab/>2</text:a></text:p>
          <text:p text:style-name="P4"><text:a xlink:type="simple" xlink:href="#__RefHeading___Toc3197_49679788" text:style-name="Index_20_Link" text:visited-style-name="Index_20_Link">Tester une condition avec if...else if...else<text:tab/>2</text:a></text:p>
          <text:p text:style-name="P5"><text:a xlink:type="simple" xlink:href="#__RefHeading___Toc3199_49679788" text:style-name="Index_20_Link" text:visited-style-name="Index_20_Link">Définition<text:tab/>2</text:a></text:p>
          <text:p text:style-name="P5"><text:a xlink:type="simple" xlink:href="#__RefHeading___Toc3201_49679788" text:style-name="Index_20_Link" text:visited-style-name="Index_20_Link">Principe<text:tab/>3</text:a></text:p>
          <text:p text:style-name="P5"><text:a xlink:type="simple" xlink:href="#__RefHeading___Toc3203_49679788" text:style-name="Index_20_Link" text:visited-style-name="Index_20_Link">Exemple<text:tab/>3</text:a></text:p>
          <text:p text:style-name="P4"><text:a xlink:type="simple" xlink:href="#__RefHeading___Toc3205_49679788" text:style-name="Index_20_Link" text:visited-style-name="Index_20_Link">Tester une condition avec « switch »<text:tab/>3</text:a></text:p>
          <text:p text:style-name="P5"><text:a xlink:type="simple" xlink:href="#__RefHeading___Toc3207_49679788" text:style-name="Index_20_Link" text:visited-style-name="Index_20_Link">Définition<text:tab/>3</text:a></text:p>
          <text:p text:style-name="P5"><text:a xlink:type="simple" xlink:href="#__RefHeading___Toc3209_49679788" text:style-name="Index_20_Link" text:visited-style-name="Index_20_Link">Principe<text:tab/>3</text:a></text:p>
          <text:p text:style-name="P5"><text:a xlink:type="simple" xlink:href="#__RefHeading___Toc3211_49679788" text:style-name="Index_20_Link" text:visited-style-name="Index_20_Link">Exemple<text:tab/>4</text:a></text:p>
        </text:index-body>
      </text:table-of-content>
      <text:h text:style-name="Heading_20_1" text:outline-level="1"><text:bookmark-start text:name="__RefHeading___Toc3179_49679788"/>Introduction<text:bookmark-end text:name="__RefHeading___Toc3179_49679788"/></text:h>
      <text:p text:style-name="Standard">Il existe différents types de conditions, selon ce qu’il faut tester et selon l’environnement du test.</text:p>
      <text:p text:style-name="P2"/>
      <text:h text:style-name="Heading_20_1" text:outline-level="1"><text:bookmark-start text:name="__RefHeading___Toc3181_49679788"/>Tester une condition avec if<text:bookmark-end text:name="__RefHeading___Toc3181_49679788"/></text:h>
      <text:h text:style-name="Heading_20_2" text:outline-level="2"><text:bookmark-start text:name="__RefHeading___Toc3183_49679788"/>Définition<text:bookmark-end text:name="__RefHeading___Toc3183_49679788"/></text:h>
      <text:p text:style-name="Standard">L’instruction <text:span text:style-name="T2">if</text:span> teste une condition et définit le code à exécuter lorsque la condition est vérifiée.</text:p>
      <text:p text:style-name="Standard">Si la condition testée n’est pas vérifiée l’exécution du code reprend directement après le code de l’instruction <text:span text:style-name="T2">if</text:span>.</text:p>
      <text:h text:style-name="Heading_20_2" text:outline-level="2"><text:bookmark-start text:name="__RefHeading___Toc3185_49679788"/>Principe<text:bookmark-end text:name="__RefHeading___Toc3185_49679788"/></text:h>
      <text:list xml:id="list171167248" text:style-name="L1">
        <text:list-item>
          <text:p text:style-name="P7">tester la condition</text:p>
        </text:list-item>
        <text:list-item>
          <text:p text:style-name="P7">si la condition est remplie alors exécution du code défini</text:p>
        </text:list-item>
        <text:list-item>
          <text:p text:style-name="P7">sinon reprise du code après <text:span text:style-name="T1">le bloc </text:span><text:span text:style-name="T3">if</text:span></text:p>
        </text:list-item>
      </text:list>
      <text:h text:style-name="Heading_20_2" text:outline-level="2"><text:bookmark-start text:name="__RefHeading___Toc3187_49679788"/>Exemple<text:bookmark-end text:name="__RefHeading___Toc3187_49679788"/></text:h>
      <text:p text:style-name="Standard">Dans le code suivant « Plus grand. » est affiché car la condition (5&gt;3) est vérifiée :</text:p>
      <text:p text:style-name="Standard"/>
      <text:p text:style-name="Standard"><text:soft-page-break/><text:tab/>if (5&gt;3) {System.out.println("Plus grand.")};</text:p>
      <text:p text:style-name="Standard"/>
      <text:p text:style-name="P1">Dans ce code suivant rien n’est affiché car la condition (3&gt;5) n’est pas vérifiée :</text:p>
      <text:p text:style-name="P1"/>
      <text:p text:style-name="P1"><text:tab/>if (3&gt;<text:span text:style-name="T1">5</text:span>) {System.out.println("Plus grand.")};</text:p>
      <text:h text:style-name="Heading_20_1" text:outline-level="1"><text:bookmark-start text:name="__RefHeading___Toc3189_49679788"/>Tester une condition avec if...else<text:bookmark-end text:name="__RefHeading___Toc3189_49679788"/></text:h>
      <text:h text:style-name="Heading_20_2" text:outline-level="2"><text:bookmark-start text:name="__RefHeading___Toc3191_49679788"/>Définiti<text:span text:style-name="T6">on</text:span><text:bookmark-end text:name="__RefHeading___Toc3191_49679788"/></text:h>
      <text:p text:style-name="P1">L’instruction <text:span text:style-name="T2">if...else</text:span> teste une condition et définit deux <text:span text:style-name="T1">blocs de </text:span>code :</text:p>
      <text:list xml:id="list2733854965" text:style-name="L2">
        <text:list-item>
          <text:p text:style-name="P8">celui à exécuter lorsque la condition est vérifiée,</text:p>
        </text:list-item>
        <text:list-item>
          <text:p text:style-name="P8">et celui à exécuter lorsque la condition est fausse.</text:p>
        </text:list-item>
      </text:list>
      <text:h text:style-name="Heading_20_2" text:outline-level="2"><text:bookmark-start text:name="__RefHeading___Toc3193_49679788"/>Principe <text:bookmark-end text:name="__RefHeading___Toc3193_49679788"/></text:h>
      <text:list xml:id="list2660791524" text:style-name="L3">
        <text:list-item>
          <text:p text:style-name="P9">tester la condition</text:p>
        </text:list-item>
        <text:list-item>
          <text:p text:style-name="P9">si la condition est <text:span text:style-name="T1">vérifiée</text:span> alors exécution du code défini après <text:span text:style-name="T2">if</text:span></text:p>
        </text:list-item>
        <text:list-item>
          <text:p text:style-name="P9">sinon exécution du code suivant <text:span text:style-name="T2">else</text:span></text:p>
        </text:list-item>
        <text:list-item>
          <text:p text:style-name="P9">reprise du code après l<text:span text:style-name="T1">e bloc </text:span><text:span text:style-name="T3">if...else</text:span></text:p>
        </text:list-item>
      </text:list>
      <text:h text:style-name="Heading_20_2" text:outline-level="2"><text:bookmark-start text:name="__RefHeading___Toc3195_49679788"/>Exemple<text:bookmark-end text:name="__RefHeading___Toc3195_49679788"/></text:h>
      <text:p text:style-name="Standard">Dans le code suivant « Plus petit. » est affiché car la condition (5&gt;3) n’est pas vérifiée :</text:p>
      <text:p text:style-name="Standard"/>
      <text:p text:style-name="Standard"><text:tab/>if (3&gt;5) {</text:p>
      <text:p text:style-name="Standard"><text:tab/><text:tab/>System.out.println("Plus grand.");</text:p>
      <text:p text:style-name="Standard"><text:tab/>} else {</text:p>
      <text:p text:style-name="Standard"><text:tab/><text:tab/>System.out.println("Plus petit.");</text:p>
      <text:p text:style-name="Standard"><text:tab/>}</text:p>
      <text:h text:style-name="Heading_20_1" text:outline-level="1"><text:bookmark-start text:name="__RefHeading___Toc3197_49679788"/>Tester une condition avec if...else if...else<text:bookmark-end text:name="__RefHeading___Toc3197_49679788"/></text:h>
      <text:h text:style-name="Heading_20_2" text:outline-level="2"><text:bookmark-start text:name="__RefHeading___Toc3199_49679788"/>Définition<text:bookmark-end text:name="__RefHeading___Toc3199_49679788"/></text:h>
      <text:p text:style-name="Standard">L’instruction <text:span text:style-name="T2">if...else if… else</text:span> permet de tester de<text:span text:style-name="T7">s conditions</text:span> multiples. Pour chaque condition <text:span text:style-name="T4">if</text:span><text:span text:style-name="T8">, </text:span><text:span text:style-name="T4">else if</text:span><text:span text:style-name="T8"> et </text:span><text:span text:style-name="T4">else</text:span> un <text:span text:style-name="T8">bloc de </text:span>code est défini.</text:p>
      <text:p text:style-name="Standard"/>
      <text:p text:style-name="Standard">Lorsqu’une condition <text:span text:style-name="T8">est </text:span>vérifiée le <text:span text:style-name="T8">bloc </text:span>code correspondant <text:span text:style-name="T8">est </text:span>exécuté : les éventuelles conditions suivantes ne sont pas testées et la structure de tests se termine.</text:p>
      <text:h text:style-name="Heading_20_2" text:outline-level="2"><text:bookmark-start text:name="__RefHeading___Toc3201_49679788"/>Principe<text:bookmark-end text:name="__RefHeading___Toc3201_49679788"/></text:h>
      <text:list xml:id="list1996156971" text:style-name="L4">
        <text:list-item>
          <text:p text:style-name="P10">tester la première condition <text:span text:style-name="T8">(</text:span><text:span text:style-name="T4">if</text:span><text:span text:style-name="T8">)</text:span></text:p>
        </text:list-item>
        <text:list-item>
          <text:p text:style-name="P10">si la condition est remplie alors exécution du code défini <text:span text:style-name="T8">pour</text:span> <text:span text:style-name="T2">if</text:span></text:p>
        </text:list-item>
        <text:list-item>
          <text:p text:style-name="P10">sinon tester la condition <text:span text:style-name="T8">suivante (</text:span><text:span text:style-name="T4">else if</text:span><text:span text:style-name="T8">)</text:span></text:p>
        </text:list-item>
        <text:list-item>
          <text:p text:style-name="P11">si la condition est remplie alors exécution du code défini <text:span text:style-name="T8">pour</text:span> <text:span text:style-name="T2">else if</text:span></text:p>
        </text:list-item>
        <text:list-item>
          <text:p text:style-name="P10"><text:soft-page-break/>...</text:p>
        </text:list-item>
        <text:list-item>
          <text:p text:style-name="P11">si aucune condition n’est vérifiée alors exécution du code <text:span text:style-name="T8">pour</text:span> <text:span text:style-name="T2">else</text:span></text:p>
        </text:list-item>
        <text:list-item>
          <text:p text:style-name="P11">reprise du code <text:span text:style-name="T8">après le bloc</text:span> <text:span text:style-name="T3">if...else </text:span><text:span text:style-name="T4">if…else</text:span></text:p>
        </text:list-item>
      </text:list>
      <text:h text:style-name="Heading_20_2" text:outline-level="2"><text:bookmark-start text:name="__RefHeading___Toc3203_49679788"/>Exemple<text:bookmark-end text:name="__RefHeading___Toc3203_49679788"/></text:h>
      <text:p text:style-name="Standard">Dans le code suivant la variable entière <text:span text:style-name="T9">note</text:span> est initialisée à la valeur <text:span text:style-name="T9">10</text:span> et le texte « Moyen. » est affiché. La première condition (<text:span text:style-name="T9">note=20</text:span>) n’<text:span text:style-name="T10">étant </text:span>pas vérifiée, la condition suivante, (<text:span text:style-name="T9">note=10</text:span>) est donc testée. Comme elle est vérifiée le texte « Moyen. » est affiché.</text:p>
      <text:p text:style-name="Standard"/>
      <text:p text:style-name="Standard"><text:tab/>int note = 10:</text:p>
      <text:p text:style-name="Standard"><text:tab/>if (note = 20) {</text:p>
      <text:p text:style-name="Standard"><text:tab/><text:tab/>System.out.println("Parfait.");</text:p>
      <text:p text:style-name="Standard"><text:tab/>} else if (note = 10) {</text:p>
      <text:p text:style-name="Standard"><text:tab/><text:tab/>System.out.println("Moyen.");</text:p>
      <text:p text:style-name="Standard"><text:tab/>} else {</text:p>
      <text:p text:style-name="Standard"><text:tab/><text:tab/>System.out.println("Nul.");</text:p>
      <text:p text:style-name="Standard"><text:tab/>}</text:p>
      <text:h text:style-name="Heading_20_1" text:outline-level="1"><text:bookmark-start text:name="__RefHeading___Toc3205_49679788"/>Tester une condition avec « switch »<text:bookmark-end text:name="__RefHeading___Toc3205_49679788"/></text:h>
      <text:h text:style-name="Heading_20_2" text:outline-level="2"><text:bookmark-start text:name="__RefHeading___Toc3207_49679788"/>Définition<text:bookmark-end text:name="__RefHeading___Toc3207_49679788"/></text:h>
      <text:p text:style-name="Standard">L’instruction <text:span text:style-name="T2">switch</text:span> propose une écriture <text:span text:style-name="T11">variante</text:span> de la structure <text:span text:style-name="T2">if...else if...else</text:span>. <text:span text:style-name="T11">A l’instar de cette dernière e</text:span>lle permet <text:span text:style-name="T11">de</text:span> tester de multiples conditions et d’exécuter le code <text:span text:style-name="T11">correspondant à </text:span><text:s/>la condition vérifiée.</text:p>
      <text:h text:style-name="Heading_20_2" text:outline-level="2"><text:bookmark-start text:name="__RefHeading___Toc3209_49679788"/>Principe<text:bookmark-end text:name="__RefHeading___Toc3209_49679788"/></text:h>
      <text:list xml:id="list804674447" text:style-name="L5">
        <text:list-item>
          <text:p text:style-name="P12">tester la condition pour définir <text:span text:style-name="T12">la</text:span> valeur de référence</text:p>
        </text:list-item>
        <text:list-item>
          <text:p text:style-name="P12">tester chaque cas défini pour rechercher la valeur de référence</text:p>
        </text:list-item>
        <text:list-item>
          <text:p text:style-name="P13">si la référence est trouvée :</text:p>
          <text:list>
            <text:list-item>
              <text:p text:style-name="P13"><text:s/>exécuter le bloc code <text:span text:style-name="T12">défini pour le cas</text:span></text:p>
            </text:list-item>
            <text:list-item>
              <text:p text:style-name="P12">l’instruction <text:span text:style-name="T2">break</text:span> <text:span text:style-name="T12">à la fin du </text:span>bloc met fin à la boucle</text:p>
            </text:list-item>
            <text:list-item>
              <text:p text:style-name="P14">l’absence de cette instruction :</text:p>
              <text:list>
                <text:list-item>
                  <text:p text:style-name="P14">fait s’exécuter tous les blocs de code de tous les cas suivants</text:p>
                </text:list-item>
                <text:list-item>
                  <text:p text:style-name="P14">jusqu’à trouver une instruction <text:span text:style-name="T2">break</text:span></text:p>
                </text:list-item>
                <text:list-item>
                  <text:p text:style-name="P14">à défaut jusqu’à la fin de la structure <text:span text:style-name="T2">switch</text:span></text:p>
                </text:list-item>
              </text:list>
            </text:list-item>
          </text:list>
        </text:list-item>
        <text:list-item>
          <text:p text:style-name="P15">si aucune référence n’est trouvée, le code du cas <text:span text:style-name="T2">default</text:span> (s’il existe) est exécuté</text:p>
        </text:list-item>
        <text:list-item>
          <text:p text:style-name="P12">reprise du code <text:span text:style-name="T13">après le bloc </text:span><text:span text:style-name="T5">switch</text:span></text:p>
        </text:list-item>
      </text:list>
      <text:h text:style-name="Heading_20_2" text:outline-level="2"><text:bookmark-start text:name="__RefHeading___Toc3211_49679788"/>Exemple<text:bookmark-end text:name="__RefHeading___Toc3211_49679788"/></text:h>
      <text:p text:style-name="Standard">Dans le code suivant la variable entière <text:span text:style-name="T9">note</text:span> est initialisée à la valeur <text:span text:style-name="T9">10 </text:span>et le texte « Moyen. » est affiché. Le premier cas (<text:span text:style-name="T9">note=20</text:span>) n’est pas vérifié, le cas suivant, (<text:span text:style-name="T9">note=10</text:span>) est donc testé et le texte « Moyen. » est affiché.</text:p>
      <text:p text:style-name="Standard"/>
      <text:p text:style-name="Standard"><text:tab/>int note = 10;</text:p>
      <text:p text:style-name="Standard"><text:soft-page-break/><text:tab/>switch (notes) {</text:p>
      <text:p text:style-name="Standard"><text:tab/><text:tab/>case 20 :</text:p>
      <text:p text:style-name="Standard"><text:tab/><text:tab/><text:tab/>System.out.println("Parfait.");</text:p>
      <text:p text:style-name="Standard"><text:tab/><text:tab/><text:tab/>break;</text:p>
      <text:p text:style-name="Standard"><text:tab/><text:tab/>case 10 :</text:p>
      <text:p text:style-name="Standard"><text:tab/><text:tab/><text:tab/>System.out.println("Moyen.");</text:p>
      <text:p text:style-name="Standard"><text:tab/><text:tab/><text:tab/>break;</text:p>
      <text:p text:style-name="Standard"><text:tab/><text:tab/>default:</text:p>
      <text:p text:style-name="Standard"><text:tab/><text:tab/><text:tab/>System.out.println("Nul.");</text:p>
      <text:p text:style-name="Standard"><text:tab/>}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style="italic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>
      <style:text-properties style:font-name="Symbol" fo:font-family="Symbol" style:font-family-generic="roman" style:font-pitch="variable"/>
    </style:style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>
      <style:text-properties style:font-name="Symbol" fo:font-family="Symbol" style:font-family-generic="roman" style:font-pitch="variable"/>
    </style:style>
    <style:style style:name="ListLabel_20_8" style:display-name="ListLabel 8" style:family="text">
      <style:text-properties style:font-name="Symbol" fo:font-family="Symbol" style:font-family-generic="roman" style:font-pitch="variable"/>
    </style:style>
    <style:style style:name="ListLabel_20_9" style:display-name="ListLabel 9" style:family="text">
      <style:text-properties style:font-name="Symbol" fo:font-family="Symbol" style:font-family-generic="roman" style:font-pitch="variable"/>
    </style:style>
    <style:style style:name="ListLabel_20_10" style:display-name="ListLabel 10" style:family="text">
      <style:text-properties style:font-name="Symbol" fo:font-family="Symbol" style:font-family-generic="roman" style:font-pitch="variable"/>
    </style:style>
    <style:style style:name="ListLabel_20_11" style:display-name="ListLabel 11" style:family="text">
      <style:text-properties style:font-name="Symbol" fo:font-family="Symbol" style:font-family-generic="roman" style:font-pitch="variable"/>
    </style:style>
    <style:style style:name="ListLabel_20_12" style:display-name="ListLabel 12" style:family="text">
      <style:text-properties style:font-name="Symbol" fo:font-family="Symbol" style:font-family-generic="roman" style:font-pitch="variable"/>
    </style:style>
    <style:style style:name="ListLabel_20_13" style:display-name="ListLabel 13" style:family="text">
      <style:text-properties style:font-name="Symbol" fo:font-family="Symbol" style:font-family-generic="roman" style:font-pitch="variable"/>
    </style:style>
    <style:style style:name="ListLabel_20_14" style:display-name="ListLabel 14" style:family="text">
      <style:text-properties style:font-name="Symbol" fo:font-family="Symbol" style:font-family-generic="roman" style:font-pitch="variable"/>
    </style:style>
    <style:style style:name="ListLabel_20_15" style:display-name="ListLabel 15" style:family="text">
      <style:text-properties style:font-name="Symbol" fo:font-family="Symbol" style:font-family-generic="roman" style:font-pitch="variable"/>
    </style:style>
    <style:style style:name="ListLabel_20_16" style:display-name="ListLabel 16" style:family="text">
      <style:text-properties style:font-name="Symbol" fo:font-family="Symbol" style:font-family-generic="roman" style:font-pitch="variable"/>
    </style:style>
    <style:style style:name="ListLabel_20_17" style:display-name="ListLabel 17" style:family="text">
      <style:text-properties style:font-name="Symbol" fo:font-family="Symbol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9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style-name="ListLabel_20_1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style-name="ListLabel_20_1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style-name="ListLabel_20_1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style-name="ListLabel_20_1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style-name="ListLabel_20_1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bullet text:level="1" text:style-name="ListLabel_20_1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bullet text:level="1" text:style-name="ListLabel_20_1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17T18:57:42.108000000</dc:date>
    <meta:editing-duration>PT12H9M49S</meta:editing-duration>
    <meta:editing-cycles>59</meta:editing-cycles>
    <meta:generator>LibreOffice/7.0.1.2$Windows_x86 LibreOffice_project/7cbcfc562f6eb6708b5ff7d7397325de9e764452</meta:generator>
    <dc:title>Les conditions [Jérôme]</dc:title>
    <meta:document-statistic meta:table-count="0" meta:image-count="0" meta:object-count="0" meta:page-count="4" meta:paragraph-count="101" meta:word-count="689" meta:character-count="4092" meta:non-whitespace-character-count="3484"/>
  </office:meta>
</office:document-meta>
</file>